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dc0" officeooo:paragraph-rsid="001dcd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6:51:49.522972909</meta:creation-date>
    <dc:date>2023-10-11T16:52:18.881728299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3.7.2$Linux_X86_64 LibreOffice_project/30$Build-2</meta:generator>
  </office:meta>
</office:document-meta>
</file>